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>
            <text:p>ErroEsq</text:p>
          </table:table-cell>
          <table:table-cell office:value-type="string">
            <text:p>velEsq</text:p>
          </table:table-cell>
          <table:table-cell office:value-type="string">
            <text:p>velEsq</text:p>
          </table:table-cell>
          <table:table-cell office:value-type="string">
            <text:p>vBaseEsq</text:p>
          </table:table-cell>
          <table:table-cell/>
          <table:table-cell office:value-type="string">
            <text:p>odoEsq</text:p>
          </table:table-cell>
          <table:table-cell office:value-type="string">
            <text:p>OdoDir</text:p>
          </table:table-cell>
          <table:table-cell office:value-type="string">
            <text:p>pwmE</text:p>
          </table:table-cell>
          <table:table-cell office:value-type="string">
            <text:p>pwmD</text:p>
          </table:table-cell>
          <table:table-cell office:value-type="string">
            <text:p>ErroEsq</text:p>
          </table:table-cell>
          <table:table-cell office:value-type="string">
            <text:p>ErroDir</text:p>
          </table:table-cell>
          <table:table-cell office:value-type="string">
            <text:p>velBase</text:p>
          </table:table-cell>
          <table:table-cell office:value-type="string">
            <text:p>VelBase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48c</text:p>
          </table:table-cell>
          <table:table-cell office:value-type="string">
            <text:p>69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32c</text:p>
          </table:table-cell>
          <table:table-cell office:value-type="string">
            <text:p>53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32c</text:p>
          </table:table-cell>
          <table:table-cell office:value-type="string">
            <text:p>0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8">
            <text:p>248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12b</text:p>
          </table:table-cell>
          <table:table-cell office:value-type="string">
            <text:p>56c</text:p>
          </table:table-cell>
          <table:table-cell office:value-type="string">
            <text:p>77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8c</text:p>
          </table:table-cell>
          <table:table-cell office:value-type="string">
            <text:p>13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4c</text:p>
          </table:table-cell>
          <table:table-cell office:value-type="string">
            <text:p>25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0c</text:p>
          </table:table-cell>
          <table:table-cell office:value-type="string">
            <text:p>4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36c</text:p>
          </table:table-cell>
          <table:table-cell office:value-type="string">
            <text:p>57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0c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2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4c</text:p>
          </table:table-cell>
          <table:table-cell office:value-type="string">
            <text:p>17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0c</text:p>
          </table:table-cell>
          <table:table-cell office:value-type="string">
            <text:p>4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4c</text:p>
          </table:table-cell>
          <table:table-cell office:value-type="string">
            <text:p>25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2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0c</text:p>
          </table:table-cell>
          <table:table-cell office:value-type="string">
            <text:p>4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2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0c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2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8b</text:p>
          </table:table-cell>
          <table:table-cell office:value-type="string">
            <text:p>36c</text:p>
          </table:table-cell>
          <table:table-cell office:value-type="string">
            <text:p>57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0c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2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0c</text:p>
          </table:table-cell>
          <table:table-cell office:value-type="string">
            <text:p>4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2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4c</text:p>
          </table:table-cell>
          <table:table-cell office:value-type="string">
            <text:p>17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4c</text:p>
          </table:table-cell>
          <table:table-cell office:value-type="string">
            <text:p>25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4c</text:p>
          </table:table-cell>
          <table:table-cell office:value-type="string">
            <text:p>25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-4c</text:p>
          </table:table-cell>
          <table:table-cell office:value-type="string">
            <text:p>17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0c</text:p>
          </table:table-cell>
          <table:table-cell office:value-type="string">
            <text:p>4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4b</text:p>
          </table:table-cell>
          <table:table-cell office:value-type="string">
            <text:p>24c</text:p>
          </table:table-cell>
          <table:table-cell office:value-type="string">
            <text:p>45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0c</text:p>
          </table:table-cell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6b</text:p>
          </table:table-cell>
          <table:table-cell office:value-type="string">
            <text:p>-8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8b</text:p>
          </table:table-cell>
          <table:table-cell office:value-type="string">
            <text:p>-4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4b</text:p>
          </table:table-cell>
          <table:table-cell office:value-type="string">
            <text:p>-2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-12b</text:p>
          </table:table-cell>
          <table:table-cell office:value-type="string">
            <text:p>-6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5" office:value-type="float" office:value="0">
            <text:p>0</text:p>
          </table:table-cell>
          <table:table-cell office:value-type="float" office:value="252">
            <text:p>252</text:p>
          </table:table-cell>
          <table:table-cell table:number-columns-repeated="2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number-columns-repeated="8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a</text:p>
          </table:table-cell>
          <table:table-cell office:value-type="string">
            <text:p>0b</text:p>
          </table:table-cell>
          <table:table-cell office:value-type="string">
            <text:p>0c</text:p>
          </table:table-cell>
          <table:table-cell office:value-type="string">
            <text:p>0d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formula="of:=SUM([.G2:.G45])" office:value-type="float" office:value="90">
            <text:p>90</text:p>
          </table:table-cell>
          <table:table-cell table:formula="of:=SUM([.H2:.H45])" office:value-type="float" office:value="97">
            <text:p>97</text:p>
          </table:table-cell>
          <table:table-cell table:formula="of:=SUM([.I2:.I45])" office:value-type="float" office:value="857">
            <text:p>857</text:p>
          </table:table-cell>
          <table:table-cell table:formula="of:=SUM([.J2:.J45])" office:value-type="float" office:value="716">
            <text:p>716</text:p>
          </table:table-cell>
          <table:table-cell table:formula="of:=SUM([.K2:.K45])" office:value-type="float" office:value="2560">
            <text:p>2560</text:p>
          </table:table-cell>
          <table:table-cell table:formula="of:=SUM([.L2:.L45])" office:value-type="float" office:value="3304">
            <text:p>3304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formula="of:=SUM([.G2:.G7])" office:value-type="float" office:value="6">
            <text:p>6</text:p>
          </table:table-cell>
          <table:table-cell table:formula="of:=SUM([.H2:.H7])" office:value-type="float" office:value="8">
            <text:p>8</text:p>
          </table:table-cell>
          <table:table-cell table:formula="of:=SUM([.I2:.I7])" office:value-type="float" office:value="122">
            <text:p>122</text:p>
          </table:table-cell>
          <table:table-cell table:formula="of:=SUM([.J2:.J7])" office:value-type="float" office:value="122">
            <text:p>122</text:p>
          </table:table-cell>
          <table:table-cell table:formula="of:=SUM([.K2:.K7])" office:value-type="float" office:value="268">
            <text:p>268</text:p>
          </table:table-cell>
          <table:table-cell table:formula="of:=SUM([.L2:.L7])" office:value-type="float" office:value="268">
            <text:p>26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formula="of:=SUM([#REF!])" office:value-type="float" office:value="0">
            <text:p>#REF!</text:p>
          </table:table-cell>
          <table:table-cell table:formula="of:=SUM([#REF!])" office:value-type="float" office:value="0">
            <text:p>#REF!</text:p>
          </table:table-cell>
          <table:table-cell table:formula="of:=SUM([#REF!])" office:value-type="float" office:value="0">
            <text:p>#REF!</text:p>
          </table:table-cell>
          <table:table-cell table:formula="of:=SUM([#REF!])" office:value-type="float" office:value="0">
            <text:p>#REF!</text:p>
          </table:table-cell>
          <table:table-cell table:formula="of:=SUM([#REF!])" office:value-type="float" office:value="0">
            <text:p>#REF!</text:p>
          </table:table-cell>
          <table:table-cell table:formula="of:=SUM([#REF!])" office:value-type="float" office:value="0">
            <text:p>#REF!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formula="of:=AVERAGE([.I9:.I33])" office:value-type="float" office:value="26.28">
            <text:p>26,28</text:p>
          </table:table-cell>
          <table:table-cell table:formula="of:=AVERAGE([.J9:.J33])" office:value-type="float" office:value="21.6">
            <text:p>21,6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([.I49]+[.J49])/2" office:value-type="float" office:value="23.94">
            <text:p>23,94</text:p>
          </table:table-cell>
          <table:table-cell table:number-columns-repeated="1014"/>
        </table:table-row>
        <table:table-row table:style-name="ro2" table:number-rows-repeated="1048470">
          <table:table-cell table:number-columns-repeated="1024"/>
        </table:table-row>
        <table:table-row table:style-name="ro3" table:number-rows-repeated="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 style:data-style-name="N2" text:time-value="0000-00-00T11:19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 </meta:initial-creator>
    <meta:creation-date>2013-10-09T11:06:31</meta:creation-date>
    <dc:date>2013-10-10T11:28:35</dc:date>
    <dc:creator>Rene </dc:creator>
    <meta:editing-duration>PT11M58S</meta:editing-duration>
    <meta:editing-cycles>4</meta:editing-cycles>
    <meta:generator>LibreOffice/4.0.2.2$Linux_x86 LibreOffice_project/400m0$Build-2</meta:generator>
    <meta:document-statistic meta:table-count="1" meta:cell-count="649" meta:object-count="0"/>
  </office:meta>
</office:document-meta>
</file>